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037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0f2103" officeooo:paragraph-rsid="000f2103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4784d" officeooo:paragraph-rsid="0014784d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8b2c7" officeooo:paragraph-rsid="0014784d" style:font-size-asian="12pt" style:font-size-complex="12pt"/>
    </style:style>
    <style:style style:name="P7" style:family="paragraph" style:parent-style-name="Table_20_Contents">
      <style:text-properties style:font-name="Ubuntu1" fo:font-size="12pt" officeooo:rsid="00312d33" officeooo:paragraph-rsid="001b7f3a" style:font-size-asian="12pt" style:font-size-complex="12pt"/>
    </style:style>
    <style:style style:name="P8" style:family="paragraph" style:parent-style-name="Table_20_Contents">
      <style:text-properties style:font-name="Ubuntu1" fo:font-size="12pt" officeooo:rsid="0030d71b" officeooo:paragraph-rsid="001b7f3a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Ubuntu1" fo:font-size="12pt" officeooo:rsid="0030d71b" officeooo:paragraph-rsid="0022c3e6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1d7d53" officeooo:paragraph-rsid="001b7f3a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14d6d0" officeooo:paragraph-rsid="0014d6d0" style:font-size-asian="12pt" style:font-size-complex="12pt"/>
    </style:style>
    <style:style style:name="P12" style:family="paragraph" style:parent-style-name="Table_20_Contents">
      <style:text-properties style:font-name="Ubuntu1" fo:font-size="12pt" officeooo:rsid="001f0e30" officeooo:paragraph-rsid="001f0e30" style:font-size-asian="12pt" style:font-size-complex="12pt"/>
    </style:style>
    <style:style style:name="P13" style:family="paragraph" style:parent-style-name="Table_20_Contents">
      <style:text-properties style:font-name="Ubuntu1" fo:font-size="12pt" officeooo:rsid="0020c0eb" officeooo:paragraph-rsid="0020c0eb" style:font-size-asian="12pt" style:font-size-complex="12pt"/>
    </style:style>
    <style:style style:name="P14" style:family="paragraph" style:parent-style-name="Table_20_Contents">
      <style:text-properties style:font-name="Ubuntu1" fo:font-size="12pt" officeooo:rsid="002312e1" officeooo:paragraph-rsid="002312e1" style:font-size-asian="12pt" style:font-size-complex="12pt"/>
    </style:style>
    <style:style style:name="P15" style:family="paragraph" style:parent-style-name="Table_20_Contents">
      <style:text-properties style:font-name="Ubuntu1" fo:font-size="12pt" officeooo:rsid="0022c3e6" officeooo:paragraph-rsid="0022c3e6" style:font-size-asian="12pt" style:font-size-complex="12pt"/>
    </style:style>
    <style:style style:name="P16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Ubuntu1" fo:font-size="12pt" fo:font-weight="bold" officeooo:rsid="001f0e30" officeooo:paragraph-rsid="001f0e30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Ubuntu1" fo:font-size="12pt" fo:font-weight="bold" officeooo:rsid="001f0e30" officeooo:paragraph-rsid="001f0e30" fo:background-color="#ffff00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Ubuntu1" fo:font-size="12pt" fo:font-weight="bold" officeooo:rsid="0020c0eb" officeooo:paragraph-rsid="0020c0eb" fo:background-color="#ffff00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style:font-name="Ubuntu" style:font-name-asian="Ubuntu2" style:font-name-complex="Ubuntu2"/>
    </style:style>
    <style:style style:name="P28" style:family="paragraph" style:parent-style-name="Standard">
      <style:text-properties style:font-name="Ubuntu" fo:font-size="12pt" officeooo:rsid="001f217c" officeooo:paragraph-rsid="0014784d" style:font-name-asian="Ubuntu2" style:font-size-asian="12pt" style:font-name-complex="Ubuntu2" style:font-size-complex="12pt"/>
    </style:style>
    <style:style style:name="P29" style:family="paragraph" style:parent-style-name="Standard">
      <style:text-properties style:font-name="Ubuntu" fo:font-size="12pt" officeooo:rsid="0030d71b" officeooo:paragraph-rsid="001b7f3a" style:font-size-asian="12pt" style:font-name-complex="Ubuntu2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3c907" style:font-name-asian="Ubuntu2" style:font-size-asian="18pt" style:font-weight-asian="bold" style:font-name-complex="Ubuntu2" style:font-size-complex="18pt" style:font-weight-complex="bold"/>
    </style:style>
    <style:style style:name="P31" style:family="paragraph" style:parent-style-name="Standard">
      <style:text-properties officeooo:paragraph-rsid="001b7f3a"/>
    </style:style>
    <style:style style:name="P32" style:family="paragraph" style:parent-style-name="Table_20_Contents" style:list-style-name="L1">
      <style:text-properties style:font-name="Ubuntu1" fo:font-size="12pt" officeooo:rsid="00312d33" officeooo:paragraph-rsid="001b7f3a" style:font-size-asian="12pt" style:font-size-complex="12pt"/>
    </style:style>
    <style:style style:name="P33" style:family="paragraph" style:parent-style-name="Table_20_Contents" style:list-style-name="L2">
      <style:text-properties style:font-name="Ubuntu1" fo:font-size="12pt" officeooo:rsid="001d7d53" officeooo:paragraph-rsid="001b7f3a" style:font-size-asian="12pt" style:font-size-complex="12pt"/>
    </style:style>
    <style:style style:name="P34" style:family="paragraph" style:parent-style-name="Table_20_Contents" style:list-style-name="L2">
      <style:text-properties style:font-name="Ubuntu1" fo:font-size="12pt" officeooo:rsid="001b7f3a" officeooo:paragraph-rsid="001b7f3a" style:font-size-asian="12pt" style:font-size-complex="12pt"/>
    </style:style>
    <style:style style:name="P35" style:family="paragraph" style:parent-style-name="Table_20_Contents" style:list-style-name="L2">
      <style:text-properties style:font-name="Ubuntu1" fo:font-size="12pt" officeooo:rsid="001d57f6" officeooo:paragraph-rsid="001d57f6" style:font-size-asian="12pt" style:font-size-complex="12pt"/>
    </style:style>
    <style:style style:name="P36" style:family="paragraph" style:parent-style-name="Table_20_Contents" style:list-style-name="L3">
      <style:text-properties style:font-name="Ubuntu1" fo:font-size="12pt" officeooo:rsid="001f0e30" officeooo:paragraph-rsid="001f0e30" style:font-size-asian="12pt" style:font-size-complex="12pt"/>
    </style:style>
    <style:style style:name="P37" style:family="paragraph" style:parent-style-name="Table_20_Contents" style:list-style-name="L4">
      <style:text-properties style:font-name="Ubuntu1" fo:font-size="12pt" officeooo:rsid="0020c0eb" officeooo:paragraph-rsid="0020c0eb" style:font-size-asian="12pt" style:font-size-complex="12pt"/>
    </style:style>
    <style:style style:name="P38" style:family="paragraph" style:parent-style-name="Table_20_Contents" style:list-style-name="L5">
      <style:text-properties style:font-name="Ubuntu1" fo:font-size="12pt" officeooo:rsid="002312e1" officeooo:paragraph-rsid="002312e1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4784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7f3a"/>
    </style:style>
    <style:style style:name="T8" style:family="text">
      <style:text-properties style:font-name="Ubuntu" fo:font-weight="bold" style:font-name-asian="Ubuntu2" style:font-weight-asian="bold" style:font-name-complex="Ubuntu2" style:font-weight-complex="bold"/>
    </style:style>
    <style:style style:name="T9" style:family="text">
      <style:text-properties style:font-name="Ubuntu" style:font-name-asian="Ubuntu2" style:font-name-complex="Ubuntu2"/>
    </style:style>
    <style:style style:name="T10" style:family="text">
      <style:text-properties style:font-name="Ubuntu" fo:font-size="12pt" officeooo:rsid="0030d71b" style:font-size-asian="12pt" style:font-name-complex="Ubuntu2" style:font-size-complex="12pt"/>
    </style:style>
    <style:style style:name="T11" style:family="text">
      <style:text-properties style:font-name="Ubuntu" fo:font-size="12pt" officeooo:rsid="00285b00" style:font-size-asian="12pt" style:font-name-complex="Ubuntu2" style:font-size-complex="12pt"/>
    </style:style>
    <style:style style:name="T12" style:family="text">
      <style:text-properties officeooo:rsid="0020c0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13587442176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4</text:span></text:p>
          </table:table-cell>
          <table:covered-table-cell/>
        </table:table-row>
        <table:table-row table:style-name="TableLine94313587669312">
          <table:table-cell table:style-name="Tabela1.A8" office:value-type="string">
            <text:p text:style-name="P16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313587682576">
          <table:table-cell table:style-name="Tabela1.A8" office:value-type="string">
            <text:p text:style-name="P16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313587683216">
          <table:table-cell table:style-name="Tabela1.A8" office:value-type="string">
            <text:p text:style-name="P24">Descrição</text:p>
          </table:table-cell>
          <table:table-cell table:style-name="Tabela1.B8" office:value-type="string">
            <text:p text:style-name="P14">Enviar anexos</text:p>
          </table:table-cell>
        </table:table-row>
        <table:table-row table:style-name="TableLine94313587683856">
          <table:table-cell table:style-name="Tabela1.A8" office:value-type="string">
            <text:p text:style-name="P17">Pré-condição</text:p>
          </table:table-cell>
          <table:table-cell table:style-name="Tabela1.B8" office:value-type="string">
            <text:p text:style-name="P6"/>
            <text:list xml:id="list2954941193" text:style-name="L1">
              <text:list-item>
                <text:p text:style-name="P32">Paciente cadastrado</text:p>
              </text:list-item>
              <text:list-item>
                <text:p text:style-name="P32">Paciente selecionado</text:p>
              </text:list-item>
            </text:list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17">Pós-condição</text:p>
          </table:table-cell>
          <table:table-cell table:style-name="Tabela1.B8" office:value-type="string">
            <text:p text:style-name="P28">Exibir os dados cadastrados no próprio formulário.</text:p>
          </table:table-cell>
        </table:table-row>
        <table:table-row table:style-name="Tabela1.7">
          <table:table-cell table:style-name="Tabela1.A12" office:value-type="string">
            <text:p text:style-name="P18">Entradas</text:p>
          </table:table-cell>
          <table:table-cell table:style-name="Tabela1.B12" office:value-type="string">
            <text:p text:style-name="P5"><text:span text:style-name="T6">TEXTO</text:span> – Nome da pasta</text:p>
          </table:table-cell>
        </table:table-row>
        <table:table-row table:style-name="TableLine94313587686944">
          <table:table-cell table:style-name="Tabela1.A8" office:value-type="string">
            <text:p text:style-name="P19">Prioridade</text:p>
          </table:table-cell>
          <table:table-cell table:style-name="Tabela1.B8" office:value-type="string">
            <text:p text:style-name="P3">Essencial</text:p>
          </table:table-cell>
        </table:table-row>
        <table:table-row table:style-name="TableLine94313587687632">
          <table:table-cell table:style-name="Tabela1.A9" table:number-columns-spanned="2" office:value-type="string">
            <text:p text:style-name="P25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p text:style-name="P10"/>
            <text:p text:style-name="P22">Criar pasta</text:p>
            <text:p text:style-name="P12"/>
            <text:list xml:id="list2059039683" text:style-name="L2">
              <text:list-item>
                <text:p text:style-name="P33">Selecionar paciente</text:p>
              </text:list-item>
              <text:list-item>
                <text:p text:style-name="P34">Informar o nome da pasta</text:p>
              </text:list-item>
              <text:list-item>
                <text:p text:style-name="P35">Criar nova pasta</text:p>
              </text:list-item>
            </text:list>
            <text:p text:style-name="P11"/>
            <text:p text:style-name="P11"/>
            <text:p text:style-name="P22">Enviar arquivo</text:p>
            <text:p text:style-name="P12"/>
            <text:list xml:id="list4005001201" text:style-name="L3">
              <text:list-item>
                <text:p text:style-name="P36">Seleciona<text:span text:style-name="T12">r</text:span> pasta</text:p>
              </text:list-item>
              <text:list-item>
                <text:p text:style-name="P36">Envia arquivo</text:p>
              </text:list-item>
            </text:list>
            <text:p text:style-name="P12"/>
            <text:p text:style-name="P12"/>
            <text:p text:style-name="P23">Excluir pasta ou arquivo</text:p>
            <text:p text:style-name="P13"/>
            <text:list xml:id="list1414693897" text:style-name="L4">
              <text:list-item>
                <text:p text:style-name="P37">Selecionar pasta ou arquivo</text:p>
              </text:list-item>
              <text:list-item>
                <text:p text:style-name="P37">Excluir pasta ou arquivo</text:p>
              </text:list-item>
            </text:list>
            <text:p text:style-name="P12"/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8"/>
            <text:list xml:id="list379319769" text:style-name="L5">
              <text:list-item>
                <text:p text:style-name="P38">Validar paciente selecionado</text:p>
              </text:list-item>
              <text:list-item>
                <text:p text:style-name="P38">Validar pasta selecionada</text:p>
              </text:list-item>
              <text:list-item>
                <text:p text:style-name="P38">Validar arquivo selecionado</text:p>
              </text:list-item>
            </text:list>
            <text:p text:style-name="P9"/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8"/>
            <text:p text:style-name="P12">Para enviar um arquivo uma pasta deve estar selecionada.</text:p>
            <text:p text:style-name="P12"/>
            <text:p text:style-name="P15">Para excluir um arquivo ou pasta, o arquivo ou a pasta deve estar selecionado.</text:p>
            <text:p text:style-name="P15"><text:soft-page-break/></text:p>
            <text:p text:style-name="P15">Ao excluir uma pasta exclui-se todos os seus arquivos.</text:p>
            <text:p text:style-name="P8"/>
            <text:p text:style-name="P31"><text:span text:style-name="T10">Campos (</text:span><text:span text:style-name="T11">criar, enviar, excluir</text:span><text:span text:style-name="T10">) bloqueados até selecionar um paciente.</text:span></text:p>
            <text:p text:style-name="P29"/>
          </table:table-cell>
        </table:table-row>
        <table:table-row table:style-name="TableLine94313587691152">
          <table:table-cell table:style-name="Tabela1.A13" office:value-type="string">
            <text:p text:style-name="P20">Versão</text:p>
          </table:table-cell>
          <table:table-cell table:style-name="Tabela1.B13" office:value-type="string">
            <text:p text:style-name="P4"><text:span text:style-name="T7">1</text:span>.0</text:p>
          </table:table-cell>
        </table:table-row>
      </table:table>
      <text:p text:style-name="P30"/>
      <text:p text:style-name="P30"/>
      <text:p text:style-name="P30">O que significam os campos</text:p>
      <text:p text:style-name="P27"/>
      <text:p text:style-name="P26"><text:span text:style-name="T8">Ator principal – </text:span><text:span text:style-name="T9">Pessoa que usará o sistema, exemplo(estoquista, balconista, vendedor)</text:span></text:p>
      <text:p text:style-name="P27"/>
      <text:p text:style-name="P26"><text:span text:style-name="T8">Ator secundário – </text:span><text:span text:style-name="T9">Pessoa ou outro sistema que usará o caso de uso(vendedor/banco)</text:span></text:p>
      <text:p text:style-name="P27"/>
      <text:p text:style-name="P26"><text:span text:style-name="T8">Descrição – </text:span><text:span text:style-name="T9">Descrição da funcionalidade</text:span></text:p>
      <text:p text:style-name="P27"/>
      <text:p text:style-name="P26"><text:span text:style-name="T8">Pré-condição – </text:span><text:span text:style-name="T9">Deve acontecer antes de executar uma ação, exemplo(estar logado)</text:span></text:p>
      <text:p text:style-name="P27"/>
      <text:p text:style-name="P26"><text:span text:style-name="T8">Pós-condição – </text:span><text:span text:style-name="T9">Deve acontecer após executar uma ação, exemplo(emitir comprovante)</text:span></text:p>
      <text:p text:style-name="P27"/>
      <text:p text:style-name="P26"><text:span text:style-name="T8">Entradas – </text:span><text:span text:style-name="T9">Campos que serão usados, exemplo(nome, telefone, endereço, etc)</text:span></text:p>
      <text:p text:style-name="P27"/>
      <text:p text:style-name="P26"><text:span text:style-name="T8">Prioridade – </text:span><text:span text:style-name="T9">Essencial ou opcional.</text:span></text:p>
      <text:p text:style-name="P27"/>
      <text:p text:style-name="P26"><text:span text:style-name="T8">Fluxo principal – </text:span><text:span text:style-name="T9">Passos que devem acontecer para que tudo dê certo.</text:span></text:p>
      <text:p text:style-name="P27"/>
      <text:p text:style-name="P26"><text:span text:style-name="T8">Fluxo secundário – </text:span><text:span text:style-name="T9">Passos que devem acontecer caso algo dê errado.</text:span></text:p>
      <text:p text:style-name="P27"/>
      <text:p text:style-name="P26"><text:span text:style-name="T8">Regras –</text:span><text:span text:style-name="T9"> Regras de funcionamento exemplo (Não permitir dois ID duplicados) </text:span></text:p>
      <text:p text:style-name="P27"/>
      <text:p text:style-name="P26"><text:span text:style-name="T8">Versão – </text:span><text:span text:style-name="T9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2M59S</meta:editing-duration>
    <meta:editing-cycles>29</meta:editing-cycles>
    <meta:generator>LibreOffice/6.4.7.2$Linux_X86_64 LibreOffice_project/40$Build-2</meta:generator>
    <dc:date>2021-11-03T17:28:27.695074598</dc:date>
    <meta:document-statistic meta:table-count="1" meta:image-count="0" meta:object-count="0" meta:page-count="2" meta:paragraph-count="50" meta:word-count="236" meta:character-count="1609" meta:non-whitespace-character-count="1422"/>
  </office:meta>
</office:document-meta>
</file>